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303cm" fo:min-width="5.33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47cm" fo:min-width="0.2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272cm" fo:min-width="6.34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0.77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356cm" fo:min-width="4.789cm"/>
    </style:style>
    <style:style style:name="gr8" style:family="graphic" style:parent-style-name="standard">
      <style:graphic-properties draw:stroke="none" svg:stroke-color="#000000" draw:fill="none" draw:fill-color="#ffffff" fo:min-height="0.788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241cm" fo:min-width="5.56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919cm" fo:min-width="0.736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556cm" svg:height="1.673cm" svg:x="5.318cm" svg:y="15.224cm">
          <draw:text-box>
            <text:p>Any event resolved?</text:p>
          </draw:text-box>
        </draw:frame>
        <draw:custom-shape draw:style-name="gr2" draw:text-style-name="P3" draw:layer="layout" svg:width="6.223cm" svg:height="3.937cm" svg:x="7.096cm" svg:y="3.667cm">
          <text:p text:style-name="P2">Set sectors</text:p>
          <text:p text:style-name="P2">Set tramlines</text:p>
          <text:p text:style-name="P2">Spawn tra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10.144cm" svg:y1="2.27cm" svg:x2="10.144cm" svg:y2="3.667cm">
          <text:p/>
        </draw:line>
        <draw:custom-shape draw:style-name="gr4" draw:text-style-name="P5" draw:layer="layout" svg:width="1.016cm" svg:height="1.016cm" svg:x="9.636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0.144cm" svg:y1="7.604cm" svg:x2="10.144cm" svg:y2="10.271cm">
          <text:p/>
        </draw:line>
        <draw:custom-shape draw:style-name="gr5" draw:text-style-name="P3" draw:layer="layout" svg:width="7.112cm" svg:height="2.794cm" svg:x="6.588cm" svg:y="10.271cm">
          <text:p text:style-name="P2">Spawn passengers</text:p>
          <text:p text:style-name="P2">Resolve random ev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10.144cm" svg:y1="13.065cm" svg:x2="10.144cm" svg:y2="14.843cm">
          <text:p/>
        </draw:line>
        <draw:custom-shape draw:style-name="gr6" draw:text-style-name="P3" draw:layer="layout" svg:width="2.54cm" svg:height="2.54cm" svg:x="8.874cm" svg:y="14.8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4" draw:layer="layout" svg:x1="11.414cm" svg:y1="16.113cm" svg:x2="13.954cm" svg:y2="16.113cm">
          <text:p/>
        </draw:line>
        <draw:custom-shape draw:style-name="gr7" draw:text-style-name="P3" draw:layer="layout" svg:width="5.461cm" svg:height="1.778cm" svg:x="13.954cm" svg:y="15.224cm">
          <text:p text:style-name="P2">Apply events</text:p>
          <text:p text:style-name="P2">to trams/sect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" draw:layer="layout" svg:width="1.778cm" svg:height="1.038cm" svg:x="11.668cm" svg:y="15.097cm">
          <draw:text-box>
            <text:p>yes</text:p>
          </draw:text-box>
        </draw:frame>
        <draw:line draw:style-name="gr3" draw:text-style-name="P4" draw:layer="layout" svg:x1="10.144cm" svg:y1="17.383cm" svg:x2="10.144cm" svg:y2="19.161cm">
          <text:p/>
        </draw:line>
        <draw:custom-shape draw:style-name="gr9" draw:text-style-name="P3" draw:layer="layout" svg:width="6.223cm" svg:height="1.651cm" svg:x="7.096cm" svg:y="19.161cm">
          <text:p text:style-name="P2">Move all tra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4" draw:layer="layout" svg:x1="16.621cm" svg:y1="17.002cm" svg:x2="16.621cm" svg:y2="20.177cm">
          <text:p/>
        </draw:line>
        <draw:line draw:style-name="gr3" draw:text-style-name="P4" draw:layer="layout" svg:x1="16.621cm" svg:y1="20.177cm" svg:x2="13.319cm" svg:y2="20.177cm">
          <text:p/>
        </draw:line>
        <draw:frame draw:style-name="gr8" draw:text-style-name="P1" draw:layer="layout" svg:width="1.778cm" svg:height="1.038cm" svg:x="10.271cm" svg:y="17.51cm">
          <draw:text-box>
            <text:p>no</text:p>
          </draw:text-box>
        </draw:frame>
        <draw:line draw:style-name="gr3" draw:text-style-name="P4" draw:layer="layout" svg:x1="10.144cm" svg:y1="20.812cm" svg:x2="10.144cm" svg:y2="22.59cm">
          <text:p/>
        </draw:line>
        <draw:custom-shape draw:style-name="gr6" draw:text-style-name="P3" draw:layer="layout" svg:width="2.54cm" svg:height="2.54cm" svg:x="8.874cm" svg:y="22.5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3.175cm" svg:height="1.673cm" svg:x="11.795cm" svg:y="23.076cm">
          <draw:text-box>
            <text:p>End of the day?</text:p>
          </draw:text-box>
        </draw:frame>
        <draw:line draw:style-name="gr3" draw:text-style-name="P4" draw:layer="layout" svg:x1="3.286cm" svg:y1="8.874cm" svg:x2="10.144cm" svg:y2="8.874cm">
          <text:p/>
        </draw:line>
        <draw:line draw:style-name="gr10" draw:text-style-name="P4" draw:layer="layout" svg:x1="8.874cm" svg:y1="23.86cm" svg:x2="3.286cm" svg:y2="23.86cm">
          <text:p/>
        </draw:line>
        <draw:line draw:style-name="gr10" draw:text-style-name="P4" draw:layer="layout" svg:x1="3.286cm" svg:y1="8.874cm" svg:x2="3.286cm" svg:y2="23.86cm">
          <text:p/>
        </draw:line>
        <draw:frame draw:style-name="gr8" draw:text-style-name="P1" draw:layer="layout" svg:width="1.778cm" svg:height="1.038cm" svg:x="7.096cm" svg:y="22.695cm">
          <draw:text-box>
            <text:p>no</text:p>
          </draw:text-box>
        </draw:frame>
        <draw:line draw:style-name="gr3" draw:text-style-name="P4" draw:layer="layout" svg:x1="10.144cm" svg:y1="25.13cm" svg:x2="10.144cm" svg:y2="26.4cm">
          <text:p/>
        </draw:line>
        <draw:custom-shape draw:style-name="gr11" draw:text-style-name="P3" draw:layer="layout" svg:width="1.746cm" svg:height="1.651cm" draw:transform="skewX (-0.00174532925199433) translate (9.255cm 26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016cm" svg:height="1.016cm" svg:x="9.636cm" svg:y="26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draw:layer="layout" svg:width="1.778cm" svg:height="1.038cm" svg:x="10.398cm" svg:y="25.003cm">
          <draw:text-box>
            <text:p>y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9T17:27:51.074964739</meta:creation-date>
    <dc:date>2020-04-29T22:38:09.169927152</dc:date>
    <meta:editing-duration>PT4H9M25S</meta:editing-duration>
    <meta:editing-cycles>4</meta:editing-cycles>
    <meta:generator>LibreOffice/6.0.7.3$Linux_X86_64 LibreOffice_project/00m0$Build-3</meta:generator>
    <meta:document-statistic meta:object-count="27"/>
  </office:meta>
</office:document-meta>
</file>